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93afd"/>
    </style:style>
    <style:style style:name="P2" style:family="paragraph" style:parent-style-name="Standard">
      <style:paragraph-properties fo:line-height="150%"/>
      <style:text-properties officeooo:paragraph-rsid="00093afd"/>
    </style:style>
    <style:style style:name="T1" style:family="text">
      <style:text-properties officeooo:rsid="00093a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his is a line height Test1</text:span></text:p>
      <text:p text:style-name="P2"><text:span text:style-name="T1">This is a line height Test2</text:span></text:p>
      <text:p text:style-name="P1"><text:span text:style-name="T1">This is a line height Test3</text:span></text:p>
      <text:p text:style-name="P1"><text:span text:style-name="T1">This is a line height Test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style:page-number="auto">
        <style:tab-stops/>
      </style:paragraph-properties>
      <style:text-properties fo:font-variant="small-caps" fo:color="#800000" style:text-line-through-style="solid" style:text-line-through-type="double" style:text-underline-style="solid" style:text-underline-width="bold" style:text-underline-color="#008000" style:font-size-asian="10.5pt" style:font-relief="embossed" style:text-overline-style="dash" style:text-overline-width="auto" style:text-overline-color="#00008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9T12:07:04.03</meta:creation-date>
    <dc:date>2012-11-29T12:09:16.94</dc:date>
    <meta:editing-duration>P0D</meta:editing-duration>
    <meta:editing-cycles>1</meta:editing-cycles>
    <meta:document-statistic meta:table-count="0" meta:image-count="0" meta:object-count="0" meta:page-count="1" meta:paragraph-count="4" meta:word-count="24" meta:character-count="108" meta:non-whitespace-character-count="88"/>
    <meta:generator>LibreOffice/3.6$Windows_x86 LibreOffice_project/da8c1e6-fd468f4-454e206-f42a4a9-143cfd</meta:generator>
  </office:meta>
</office:document-meta>
</file>